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>
        <presentation:sound xlink:href="../../../../../opt/libreoffice6.0/share/gallery/sounds/hor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>
        <presentation:sound xlink:href="../../../../../opt/libreoffice6.0/share/gallery/sounds/applause.wav" xlink:type="simple" xlink:show="new" xlink:actuate="onRequest"/>
      </style:drawing-page-properties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0.766cm" fo:min-width="2.294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66cm" fo:min-width="2.294cm"/>
    </style:style>
    <style:style style:name="gr7" style:family="graphic" style:parent-style-name="standard">
      <style:graphic-properties draw:fill-color="#00ff66"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draw:fill-color="#00ff66" draw:textarea-horizontal-align="justify" draw:textarea-vertical-align="middle" draw:auto-grow-height="false" fo:min-height="1.528cm" fo:min-width="2.294cm"/>
    </style:style>
    <style:style style:name="gr9" style:family="graphic" style:parent-style-name="standard">
      <style:graphic-properties draw:fill-color="#ff6666" draw:textarea-horizontal-align="justify" draw:textarea-vertical-align="middle" draw:auto-grow-height="false" fo:min-height="0.766cm" fo:min-width="2.294cm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 fo:min-height="2.036cm" fo:min-width="2.82cm"/>
    </style:style>
    <style:style style:name="gr11" style:family="graphic" style:parent-style-name="standard">
      <style:graphic-properties draw:fill-color="#66ffff" draw:textarea-horizontal-align="justify" draw:textarea-vertical-align="middle" draw:auto-grow-height="false" fo:min-height="0.766cm" fo:min-width="2.294cm"/>
    </style:style>
    <style:style style:name="gr12" style:family="graphic" style:parent-style-name="standard">
      <style:graphic-properties draw:fill-color="#99ffff" draw:textarea-horizontal-align="justify" draw:textarea-vertical-align="middle" draw:auto-grow-height="false" fo:min-height="0.766cm" fo:min-width="2.294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766cm" fo:min-width="2.294cm"/>
    </style:style>
    <style:style style:name="gr15" style:family="graphic" style:parent-style-name="standard">
      <style:graphic-properties draw:fill-color="#ff33ff" draw:textarea-horizontal-align="justify" draw:textarea-vertical-align="middle" draw:auto-grow-height="false" fo:min-height="1.117cm" fo:min-width="2.79cm"/>
    </style:style>
    <style:style style:name="gr16" style:family="graphic" style:parent-style-name="standard">
      <style:graphic-properties draw:fill-color="#ff99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2.036cm" fo:min-width="2.725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4b1f6f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00cc33"/>
      <style:paragraph-properties fo:text-align="center"/>
      <style:text-properties style:text-underline-style="none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loext:graphic-properties draw:fill-color="#ff6666"/>
      <style:paragraph-properties fo:text-align="center"/>
    </style:style>
    <style:style style:name="P11" style:family="paragraph">
      <loext:graphic-properties draw:fill-color="#66ffff"/>
      <style:paragraph-properties fo:text-align="center"/>
    </style:style>
    <style:style style:name="P12" style:family="paragraph">
      <loext:graphic-properties draw:fill-color="#99ffff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ff33ff"/>
      <style:paragraph-properties fo:text-align="center"/>
    </style:style>
    <style:style style:name="P15" style:family="paragraph">
      <loext:graphic-properties draw:fill-color="#ff99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Nachlieli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Nachlieli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_alpha_ - the alpha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 xml:id="id21" draw:id="id2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_alpha_</text:span> – the alpha</text:p>
          </draw:text-box>
        </draw:frame>
        <draw:frame presentation:style-name="pr2" draw:text-style-name="P1" draw:layer="layout" svg:width="25.199cm" svg:height="11.395cm" svg:x="1.4cm" svg:y="3.555cm" presentation:class="subtitle" presentation:user-transformed="true">
          <draw:text-box>
            <text:p><text:span text:style-name="T2">Developers</text:span>:<text:line-break/>Avi Bank<text:line-break/> Niambh Blundell</text:p>
            <text:p>Or Hanoch<text:line-break/><text:line-break/><text:span text:style-name="T3">Github</text:span>:</text:p>
            <text:p>https://github.com/ohanoch/cgv_game</text:p>
            <text:p><text:line-break/></text:p>
          </draw:text-box>
        </draw:frame>
        <anim:par presentation:node-type="timing-root">
          <anim:par smil:begin="id21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 xml:id="id22" draw:id="id2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me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 _alpha_ flies around the world trying to avoid obstacles and collect treasures.</text:p>
              </text:list-item>
              <text:list-item>
                <text:p><text:span text:style-name="T4">While flying </text:span>_alpha_ goes down by default (gravity and stuff) and the player will need to press a button to combat it. </text:p>
              </text:list-item>
              <text:list-item>
                <text:p><text:span text:style-name="T5">Plan A:</text:span><text:span text:style-name="T4"> The </text:span>_alpha_ will appear to fly into the screen (z axis), but will be able to turn and go up and down as it explores the world.</text:p>
              </text:list-item>
              <text:list-item>
                <text:p><text:span text:style-name="T5">Plan B:</text:span><text:span text:style-name="T4"> The </text:span><text:span text:style-name="T6">_alpha_ will appear to fly into the screen (z axis), and will </text:span><text:span text:style-name="T6">always move forward on the z axis and will be able to strafe left, right, up </text:span><text:span text:style-name="T6">and down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 xml:id="id23" draw:id="id2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vels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vel 0 – everyone!</text:p>
                <text:list>
                  <text:list-item>
                    <text:p><text:span text:style-name="T7">No special textures or models, a square </text:span>_alpha_ flies around square obstacles with sphere rewards. Just implementing basic mechanics.</text:p>
                  </text:list-item>
                </text:list>
              </text:list-item>
              <text:list-item>
                <text:p>Level 1-3 – split individually among devs.</text:p>
                <text:list>
                  <text:list-item>
                    <text:p><text:span text:style-name="T7">Different levels have different models for </text:span>_alpha_, obstacles and rewards, and generally different themes.</text:p>
                  </text:list-item>
                  <text:list-item>
                    <text:p>Each level will have items that _alpha_ most obtain to progress to the next level</text:p>
                  </text:list-item>
                  <text:list-item>
                    <text:p><text:span text:style-name="T8">Plan A:</text:span><text:span text:style-name="T7"> Different levels can have a rewards supplying different power-</text:span><text:span text:style-name="T7">ups/downs, for example </text:span>_alpha_ being able to shoot obstacles or making gravity stronger. </text:p>
                  </text:list-item>
                  <text:list-item>
                    <text:p><text:span text:style-name="T9">Plan B:</text:span><text:span text:style-name="T6"> Watch a movie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 xml:id="id24" draw:id="id2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cene Graph</text:p>
          </draw:text-box>
        </draw:frame>
        <draw:custom-shape draw:style-name="gr2" draw:text-style-name="P4" xml:id="id1" draw:id="id1" draw:layer="layout" svg:width="2.794cm" svg:height="1.016cm" svg:x="11.43cm" svg:y="3.464cm">
          <text:p text:style-name="P3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2.794cm" svg:height="1.016cm" svg:x="4.131cm" svg:y="4.665cm">
          <text:p text:style-name="P3">sky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2.794cm" svg:height="1.016cm" svg:x="1.708cm" svg:y="6.782cm"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2.794cm" svg:height="1.016cm" svg:x="5.432cm" svg:y="6.566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20" draw:id="id20" draw:layer="layout" svg:width="2.794cm" svg:height="1.016cm" svg:x="10.668cm" svg:y="10.16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5" draw:id="id5" draw:layer="layout" svg:width="2.794cm" svg:height="1.016cm" svg:x="7.22cm" svg:y="9.366cm">
          <text:p text:style-name="P3">su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6" draw:id="id6" draw:layer="layout" svg:width="2.794cm" svg:height="1.016cm" svg:x="3.832cm" svg:y="11.766cm">
          <text:p text:style-name="P3">ligh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7" draw:id="id7" draw:layer="layout" svg:width="2.794cm" svg:height="1.016cm" svg:x="7.232cm" svg:y="11.766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xml:id="id13" draw:id="id13" draw:layer="layout" svg:width="2.794cm" svg:height="1.016cm" svg:x="13.832cm" svg:y="10.266cm">
          <text:p text:style-name="P3"><text:span text:style-name="T1">_alpha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xml:id="id14" draw:id="id14" draw:layer="layout" svg:width="2.794cm" svg:height="1.016cm" svg:x="12.332cm" svg:y="12.266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xml:id="id15" draw:id="id15" draw:layer="layout" svg:width="2.794cm" svg:height="1.778cm" svg:x="16.14cm" svg:y="12.376cm">
          <text:p text:style-name="P3">Extras<text:line-break/>per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0" draw:id="id10" draw:layer="layout" svg:width="2.794cm" svg:height="1.016cm" svg:x="22.074cm" svg:y="9.906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xml:id="id11" draw:id="id11" draw:layer="layout" svg:width="2.794cm" svg:height="1.016cm" svg:x="20.55cm" svg:y="12.19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xml:id="id12" draw:id="id12" draw:layer="layout" svg:width="3.32cm" svg:height="2.286cm" svg:x="23.834cm" svg:y="12.03cm">
          <text:p text:style-name="P3">Bubble:<text:line-break/>transparent<text:line-break/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8" draw:id="id8" draw:layer="layout" svg:width="2.794cm" svg:height="1.016cm" svg:x="22.075cm" svg:y="6.507cm">
          <text:p text:style-name="P3">obstac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9" draw:id="id9" draw:layer="layout" svg:width="2.794cm" svg:height="1.016cm" svg:x="22.075cm" svg:y="8.007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11.43cm" svg:y1="3.972cm" svg:x2="5.528cm" svg:y2="4.665cm" draw:start-shape="id1" draw:start-glue-point="5" draw:end-shape="id2" draw:end-glue-point="4" svg:d="M11430 3972h-5902v693" svg:viewBox="0 0 5903 694">
          <text:p/>
        </draw:connector>
        <draw:connector draw:style-name="gr13" draw:text-style-name="P3" draw:layer="layout" svg:x1="5.528cm" svg:y1="5.681cm" svg:x2="6.829cm" svg:y2="6.566cm" draw:start-shape="id2" draw:start-glue-point="6" draw:end-shape="id3" draw:end-glue-point="4" svg:d="M5528 5681v443h1301v442" svg:viewBox="0 0 1302 886">
          <text:p/>
        </draw:connector>
        <draw:connector draw:style-name="gr13" draw:text-style-name="P3" draw:layer="layout" svg:x1="5.528cm" svg:y1="5.681cm" svg:x2="3.105cm" svg:y2="6.782cm" draw:start-shape="id2" draw:start-glue-point="6" draw:end-shape="id4" draw:end-glue-point="4" svg:d="M5528 5681v551h-2423v550" svg:viewBox="0 0 2424 1102">
          <text:p/>
        </draw:connector>
        <draw:connector draw:style-name="gr13" draw:text-style-name="P3" draw:layer="layout" svg:x1="8.617cm" svg:y1="10.382cm" svg:x2="5.229cm" svg:y2="11.766cm" draw:start-shape="id5" draw:start-glue-point="6" draw:end-shape="id6" svg:d="M8617 10382v693h-3388v691" svg:viewBox="0 0 3389 1385">
          <text:p/>
        </draw:connector>
        <draw:connector draw:style-name="gr13" draw:text-style-name="P3" draw:layer="layout" svg:x1="12.827cm" svg:y1="4.48cm" svg:x2="8.617cm" svg:y2="9.366cm" draw:start-shape="id1" draw:start-glue-point="6" draw:end-shape="id5" svg:d="M12827 4480v2444h-4210v2442" svg:viewBox="0 0 4211 4887">
          <text:p/>
        </draw:connector>
        <draw:connector draw:style-name="gr13" draw:text-style-name="P3" draw:layer="layout" svg:x1="8.617cm" svg:y1="10.382cm" svg:x2="8.629cm" svg:y2="11.766cm" draw:start-shape="id5" draw:start-glue-point="6" draw:end-shape="id7" draw:end-glue-point="4" svg:d="M8617 10382v693h12v691" svg:viewBox="0 0 13 1385">
          <text:p/>
        </draw:connector>
        <draw:connector draw:style-name="gr13" draw:text-style-name="P3" draw:layer="layout" draw:line-skew="0.302cm" svg:x1="12.827cm" svg:y1="4.48cm" svg:x2="23.472cm" svg:y2="6.507cm" draw:start-shape="id1" draw:start-glue-point="6" draw:end-shape="id8" draw:end-glue-point="4" svg:d="M12827 4480v1316h10645v711" svg:viewBox="0 0 10646 2028">
          <text:p/>
        </draw:connector>
        <draw:connector draw:style-name="gr13" draw:text-style-name="P3" draw:layer="layout" svg:x1="23.472cm" svg:y1="7.523cm" svg:x2="23.472cm" svg:y2="8.007cm" draw:start-shape="id8" draw:start-glue-point="6" draw:end-shape="id9" draw:end-glue-point="4" svg:d="M23472 7523v484" svg:viewBox="0 0 1 485">
          <text:p/>
        </draw:connector>
        <draw:connector draw:style-name="gr13" draw:text-style-name="P3" draw:layer="layout" draw:line-skew="8cm" svg:x1="14.224cm" svg:y1="3.972cm" svg:x2="22.074cm" svg:y2="10.414cm" draw:start-shape="id1" draw:end-shape="id10" draw:end-glue-point="5" svg:d="M14224 3972h11926v6442h-4076" svg:viewBox="0 0 11927 6443">
          <text:p/>
        </draw:connector>
        <draw:connector draw:style-name="gr13" draw:text-style-name="P3" draw:layer="layout" svg:x1="23.471cm" svg:y1="10.922cm" svg:x2="21.947cm" svg:y2="12.192cm" draw:start-shape="id10" draw:start-glue-point="6" draw:end-shape="id11" draw:end-glue-point="4" svg:d="M23471 10922v636h-1524v634" svg:viewBox="0 0 1525 1271">
          <text:p/>
        </draw:connector>
        <draw:connector draw:style-name="gr13" draw:text-style-name="P3" draw:layer="layout" svg:x1="23.471cm" svg:y1="10.922cm" svg:x2="25.494cm" svg:y2="12.03cm" draw:start-shape="id10" draw:start-glue-point="6" draw:end-shape="id12" draw:end-glue-point="4" svg:d="M23471 10922v555h2023v553" svg:viewBox="0 0 2024 1109">
          <text:p/>
        </draw:connector>
        <draw:connector draw:style-name="gr13" draw:text-style-name="P3" draw:layer="layout" svg:x1="15.229cm" svg:y1="11.282cm" svg:x2="13.729cm" svg:y2="12.266cm" draw:start-shape="id13" draw:start-glue-point="6" draw:end-shape="id14" draw:end-glue-point="4" svg:d="M15229 11282v493h-1500v491" svg:viewBox="0 0 1501 985">
          <text:p/>
        </draw:connector>
        <draw:connector draw:style-name="gr13" draw:text-style-name="P3" draw:layer="layout" svg:x1="15.229cm" svg:y1="11.282cm" svg:x2="17.537cm" svg:y2="12.376cm" draw:start-shape="id13" draw:start-glue-point="6" draw:end-shape="id15" draw:end-glue-point="4" svg:d="M15229 11282v548h2308v546" svg:viewBox="0 0 2309 1095">
          <text:p/>
        </draw:connector>
        <draw:custom-shape draw:style-name="gr14" draw:text-style-name="P13" draw:layer="layout" svg:width="2.794cm" svg:height="1.016cm" svg:x="22.075cm" svg:y="9.907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4" xml:id="id16" draw:id="id16" draw:layer="layout" svg:width="3.29cm" svg:height="1.367cm" svg:x="16.776cm" svg:y="6.207cm">
          <text:p text:style-name="P3">Collectible<text:line-break/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xml:id="id17" draw:id="id17" draw:layer="layout" svg:width="2.794cm" svg:height="1.016cm" svg:x="15.451cm" svg:y="8.493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5" xml:id="id18" draw:id="id18" draw:layer="layout" svg:width="3.225cm" svg:height="2.286cm" svg:x="18.545cm" svg:y="8.428cm">
          <text:p text:style-name="P3">Container:<text:line-break/>transparent</text:p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18.421cm" svg:y1="7.574cm" svg:x2="16.848cm" svg:y2="8.493cm" draw:start-shape="id16" draw:start-glue-point="6" draw:end-shape="id17" draw:end-glue-point="4" svg:d="M18421 7574v460h-1573v459" svg:viewBox="0 0 1574 920">
          <text:p/>
        </draw:connector>
        <draw:connector draw:style-name="gr13" draw:text-style-name="P3" draw:layer="layout" svg:x1="18.421cm" svg:y1="7.574cm" svg:x2="20.158cm" svg:y2="8.428cm" draw:start-shape="id16" draw:start-glue-point="6" draw:end-shape="id18" draw:end-glue-point="4" svg:d="M18421 7574v427h1737v427" svg:viewBox="0 0 1738 855">
          <text:p/>
        </draw:connector>
        <draw:connector draw:style-name="gr13" draw:text-style-name="P3" draw:layer="layout" svg:x1="12.827cm" svg:y1="4.48cm" svg:x2="16.776cm" svg:y2="6.891cm" draw:start-shape="id1" draw:start-glue-point="6" draw:end-shape="id16" draw:end-glue-point="5" svg:d="M12827 4480v2411h3949" svg:viewBox="0 0 3950 2412">
          <text:p/>
        </draw:connector>
        <draw:custom-shape draw:style-name="gr4" draw:text-style-name="P5" xml:id="id19" draw:id="id19" draw:layer="layout" svg:width="2.794cm" svg:height="1.016cm" svg:x="11.769cm" svg:y="8.061cm">
          <text:p text:style-name="P3">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draw:line-skew="1.049cm" svg:x1="12.827cm" svg:y1="4.48cm" svg:x2="13.166cm" svg:y2="8.061cm" draw:start-shape="id1" draw:start-glue-point="6" draw:end-shape="id19" svg:d="M12827 4480v2840h339v741" svg:viewBox="0 0 340 3582">
          <text:p/>
        </draw:connector>
        <draw:connector draw:style-name="gr13" draw:text-style-name="P3" draw:layer="layout" svg:x1="13.166cm" svg:y1="9.077cm" svg:x2="12.065cm" svg:y2="10.16cm" draw:start-shape="id19" draw:start-glue-point="6" draw:end-shape="id20" draw:end-glue-point="4" svg:d="M13166 9077v542h-1101v541" svg:viewBox="0 0 1102 1084">
          <text:p/>
        </draw:connector>
        <draw:connector draw:style-name="gr13" draw:text-style-name="P3" draw:layer="layout" svg:x1="13.166cm" svg:y1="9.077cm" svg:x2="15.229cm" svg:y2="10.266cm" draw:start-shape="id19" draw:start-glue-point="6" draw:end-shape="id13" svg:d="M13166 9077v595h2063v594" svg:viewBox="0 0 2064 1190">
          <text:p/>
        </draw:connector>
        <anim:par presentation:node-type="timing-root">
          <anim:par smil:begin="id24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 xml:id="id25" draw:id="id25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ther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.js working?</text:p>
                <text:list>
                  <text:list-item>
                    <text:p>Yes!</text:p>
                  </text:list-item>
                  <text:list-item>
                    <text:p>We hate it!</text:p>
                  </text:list-item>
                  <text:list-item>
                    <text:p>Oh well…</text:p>
                  </text:list-item>
                </text:list>
              </text:list-item>
              <text:list-item>
                <text:p>Models?</text:p>
                <text:list>
                  <text:list-item>
                    <text:p>We have a horse and a stork and a Walt Disney head</text:p>
                  </text:list-item>
                  <text:list-item>
                    <text:p>Avi has a tie-fighter model cause reasons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 xml:id="id26" draw:id="id26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 – Where is alpha from?</text:p>
                <text:list>
                  <text:list-item>
                    <text:p>The Centaurians are an advanced microbiological race that inhabits the Alpha Centauri star system.</text:p>
                  </text:list-item>
                  <text:list-item>
                    <text:p>In order to survive the harsh conditions they have evolved the ability to shapeshift. </text:p>
                  </text:list-item>
                  <text:list-item>
                    <text:p>They posses advanced technologies beyond human comprehension, except for emacs, they love emacs!</text:p>
                  </text:list-item>
                  <text:list-item>
                    <text:p>Proxima Centauri, aka PC, is a red dwarf star that serves as the prison for the Alpha Centauri system</text:p>
                  </text:list-item>
                  <text:list-item>
                    <text:p>Once a being arrives in PC its identity is lost, and is given the name _alpha_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 xml:id="id27" draw:id="id2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Our 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ory – Who is _alpha_:</text:p>
                <text:list>
                  <text:list-item>
                    <text:p>We play as _alpha_, a falsely imprisoned centorian.</text:p>
                  </text:list-item>
                  <text:list-item>
                    <text:p>_alpha_ was accused of killing Bambi’s mother.</text:p>
                  </text:list-item>
                  <text:list-item>
                    <text:p>Previous <text:s/>to _alpha_’s imprisonment <text:span text:style-name="T1">_alpha_ and Walt Disney were lovers. </text:span><text:span text:style-name="T1">When Walt discovered _alpha_ killed Bambi’s mother it was too much for him, </text:span><text:span text:style-name="T1">he swore to never talk to _alpha_ again. </text:span></text:p>
                  </text:list-item>
                  <text:list-item>
                    <text:p><text:span text:style-name="T1">(Walt Disney was reincarnated as a centaurian after he was cryogenically </text:span><text:span text:style-name="T1">frozen, which can be a side-effect of cryogenics)</text:span></text:p>
                  </text:list-item>
                  <text:list-item>
                    <text:p><text:span text:style-name="T1">_alpha_ is on a mission to escape PC and tell Walt the truth and win his love </text:span><text:span text:style-name="T1">back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 xml:id="id28" draw:id="id28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8.begin">
            <anim:transitionFilter smil:dur="2s" smil:type="miscShapeWipe" smil:subtype="horizontal"/>
            <anim:audio xlink:href="../../../../../opt/libreoffice6.0/share/gallery/sounds/applau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ZA" style:font-size-asian="14pt" style:language-asian="en" style:country-asian="ZA" style:font-size-complex="14pt" style:language-complex="en" style:country-complex="Z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48:34.231732702</meta:creation-date>
    <dc:date>2018-03-31T14:39:11.761100656</dc:date>
    <meta:editing-duration>PT1H6M2S</meta:editing-duration>
    <meta:editing-cycles>20</meta:editing-cycles>
    <meta:generator>LibreOffice/5.1.6.2$Linux_X86_64 LibreOffice_project/10m0$Build-2</meta:generator>
    <meta:document-statistic meta:object-count="92"/>
  </office:meta>
</office:document-meta>
</file>